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e8505" officeooo:paragraph-rsid="001e8505"/>
    </style:style>
    <style:style style:name="P2" style:family="paragraph" style:parent-style-name="Standard">
      <style:paragraph-properties fo:line-height="200%" fo:text-align="center" style:justify-single-word="false"/>
      <style:text-properties fo:font-weight="bold" officeooo:rsid="00296cb5" officeooo:paragraph-rsid="00296cb5" style:font-weight-asian="bold" style:font-weight-complex="bold"/>
    </style:style>
    <style:style style:name="P3" style:family="paragraph" style:parent-style-name="Standard">
      <style:paragraph-properties fo:line-height="200%" fo:text-align="start" style:justify-single-word="false"/>
      <style:text-properties fo:font-weight="normal" officeooo:rsid="00296cb5" officeooo:paragraph-rsid="00296cb5" style:font-weight-asian="normal" style:font-weight-complex="normal"/>
    </style:style>
    <style:style style:name="P4" style:family="paragraph" style:parent-style-name="Standard" style:list-style-name="L1">
      <style:paragraph-properties fo:line-height="200%" fo:text-align="start" style:justify-single-word="false"/>
      <style:text-properties fo:font-weight="normal" officeooo:rsid="00296cb5" officeooo:paragraph-rsid="00296cb5" style:font-weight-asian="normal" style:font-weight-complex="normal"/>
    </style:style>
    <style:style style:name="P5" style:family="paragraph" style:parent-style-name="Standard" style:list-style-name="L1">
      <style:paragraph-properties fo:line-height="200%" fo:text-align="start" style:justify-single-word="false"/>
      <style:text-properties fo:font-weight="normal" officeooo:rsid="002a165f" officeooo:paragraph-rsid="002a165f" style:font-weight-asian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font-weight="bold" officeooo:rsid="001e8505" officeooo:paragraph-rsid="001e8505" style:font-weight-asian="bold" style:font-weight-complex="bold"/>
    </style:style>
    <style:style style:name="T1" style:family="text">
      <style:text-properties officeooo:rsid="001ebdac"/>
    </style:style>
    <style:style style:name="T2" style:family="text">
      <style:text-properties officeooo:rsid="00296cb5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2956aa" style:font-size-asian="12pt" style:font-size-complex="12pt"/>
    </style:style>
    <style:style style:name="T5" style:family="text">
      <style:text-properties fo:font-size="12pt" officeooo:rsid="002a165f" style:font-size-asian="12pt" style:font-size-complex="12pt"/>
    </style:style>
    <style:style style:name="T6" style:family="text">
      <style:text-properties fo:font-size="12pt" officeooo:rsid="002b452e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fo:font-size="12pt" fo:font-style="italic" fo:font-weight="bold" officeooo:rsid="002a165f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C</text:span><text:span text:style-name="T3">redits</text:span></text:p>
      <text:p text:style-name="P3"><text:span text:style-name="T3">I could not have written this book without </text:span><text:span text:style-name="T5">the love and </text:span><text:span text:style-name="T3">encouragement </text:span><text:span text:style-name="T5">of many people that are part of my life</text:span><text:span text:style-name="T3">. First, my parents, Samuel and Hannah Djere, gave me a lifelong love of learning, and </text:span><text:span text:style-name="T5">for that, </text:span><text:span text:style-name="T3">I am forever grateful. Second, my wife Bose, and my kids, are an eternal source of </text:span><text:span text:style-name="T5">love, </text:span><text:span text:style-name="T3">confidence, and inspiration. Third, the United States Navy taught me how to be an engineer: </text:span><text:span text:style-name="T5">how to </text:span><text:span text:style-name="T3">think systematically and methodically. This training led me to a love of computer science (I earned </text:span><text:span text:style-name="T6">m</text:span><text:span text:style-name="T3">y Master’s Degree in Computer Science in 2012), and this love led me to my love of </text:span><text:span text:style-name="T7">free software/open-source software</text:span><text:span text:style-name="T3">, such as the </text:span><text:span text:style-name="T7">GNU/Linux</text:span><text:span text:style-name="T3"> computer operating system. </text:span><text:span text:style-name="T8">This book was created using ONLY free software/open-source software, </text:span><text:span text:style-name="T9">and I would like to give credit to those projects</text:span><text:span text:style-name="T8">:</text:span></text:p>
      <text:list xml:id="list1251281070" text:style-name="L1">
        <text:list-item>
          <text:p text:style-name="P4"><text:span text:style-name="T7">LibreOffice</text:span><text:span text:style-name="T3"> office suite: </text:span><text:a xlink:type="simple" xlink:href="https://www.libreoffice.org/" text:style-name="Internet_20_link" text:visited-style-name="Visited_20_Internet_20_Link"><text:span text:style-name="T3">https://www.libreoffice.org/</text:span></text:a></text:p>
        </text:list-item>
        <text:list-item>
          <text:p text:style-name="P4"><text:span text:style-name="T7">MuseScore</text:span><text:span text:style-name="T3"> music notation program: </text:span><text:a xlink:type="simple" xlink:href="https://musescore.org/en" text:style-name="Internet_20_link" text:visited-style-name="Visited_20_Internet_20_Link"><text:span text:style-name="T3">https://musescore.org/en</text:span></text:a></text:p>
        </text:list-item>
        <text:list-item>
          <text:p text:style-name="P4"><text:span text:style-name="T7">Audacity</text:span><text:span text:style-name="T3"> audio editing software: </text:span><text:a xlink:type="simple" xlink:href="https://www.audacityteam.org/" text:style-name="Internet_20_link" text:visited-style-name="Visited_20_Internet_20_Link"><text:span text:style-name="T3">https://www.audacityteam.org/</text:span></text:a></text:p>
        </text:list-item>
        <text:list-item>
          <text:p text:style-name="P4"><text:span text:style-name="T7">GIMP (GNU Image Manipulation Program)</text:span><text:span text:style-name="T3"> image editor: </text:span><text:a xlink:type="simple" xlink:href="https://www.gimp.org/" text:style-name="Internet_20_link" text:visited-style-name="Visited_20_Internet_20_Link"><text:span text:style-name="T3">https://www.gimp.org/</text:span></text:a></text:p>
        </text:list-item>
        <text:list-item>
          <text:p text:style-name="P5"><text:span text:style-name="T3">This book was written on a computer running a free software/open-source computer operating system known as </text:span><text:span text:style-name="T7">Pop!_OS</text:span><text:span text:style-name="T3">: </text:span><text:a xlink:type="simple" xlink:href="https://pop.system76.com/" text:style-name="Internet_20_link" text:visited-style-name="Visited_20_Internet_20_Link"><text:span text:style-name="T3">https://pop.system76.com/</text:span></text:a></text:p>
        </text:list-item>
        <text:list-item>
          <text:p text:style-name="P5"><text:span text:style-name="T3">I decided to license the entirety of this book under the best open-source license that I could find for written material, the </text:span><text:span text:style-name="T7">Creative Commons Attribution 4.0 International (CC BY 4.0) license</text:span><text:span text:style-name="T3">:</text:span><text:span text:style-name="T7"> </text:span><text:a xlink:type="simple" xlink:href="https://creativecommons.org/licenses/by/4.0/" text:style-name="Internet_20_link" text:visited-style-name="Visited_20_Internet_20_Link"><text:span text:style-name="T3">https://creativecommons.org/licenses/by/4.0/</text:span></text:a><text:span text:style-name="T3"> More details about my use of CC BY 4.0 are giv</text:span><text:span text:style-name="T6">en</text:span><text:span text:style-name="T3"> in the “License” section of this book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indent="0in" style:auto-text-indent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  <style:text-properties officeooo:rsid="001e8505" officeooo:paragraph-rsid="001e8505"/>
    </style:style>
    <style:style style:name="MP2" style:family="paragraph" style:parent-style-name="Table_20_Contents">
      <style:paragraph-properties fo:text-align="start" style:justify-single-word="false"/>
      <style:text-properties fo:font-weight="bold" officeooo:rsid="001e8505" officeooo:paragraph-rsid="001e8505" style:font-weight-asian="bold" style:font-weight-complex="bold"/>
    </style:style>
    <style:style style:name="MT1" style:family="text">
      <style:text-properties officeooo:rsid="001ebdac"/>
    </style:style>
    <style:style style:name="MT2" style:family="text">
      <style:text-properties officeooo:rsid="00296cb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row table:style-name="TableLine94509212546208">
            <table:table-cell table:style-name="Table1.A1" office:value-type="string">
              <text:p text:style-name="MP2">Page 000<text:span text:style-name="MT1">0</text:span><text:span text:style-name="MT2">f</text:span></text:p>
            </table:table-cell>
          </table:table-row>
          <table:table-row table:style-name="TableLine94509212809024">
            <table:table-cell table:style-name="Table1.A1" office:value-type="string">
              <text:p text:style-name="MP1">Saxtalk.com Daily Saxophone Etudes Volume 1 – Eb Edition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2T23:43:33.211732531</meta:creation-date>
    <dc:date>2021-08-23T17:35:29.748903101</dc:date>
    <meta:editing-duration>PT41M32S</meta:editing-duration>
    <meta:editing-cycles>10</meta:editing-cycles>
    <meta:generator>LibreOffice/7.1.5.2$Linux_X86_64 LibreOffice_project/10$Build-2</meta:generator>
    <meta:document-statistic meta:table-count="1" meta:image-count="0" meta:object-count="0" meta:page-count="1" meta:paragraph-count="10" meta:word-count="241" meta:character-count="1575" meta:non-whitespace-character-count="1349"/>
  </office:meta>
</office:document-meta>
</file>